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start" style:justify-single-word="false"/>
      <style:text-properties fo:font-weight="bold" officeooo:rsid="0016521a" officeooo:paragraph-rsid="0016521a" style:font-weight-asian="bold" style:font-weight-complex="bold"/>
    </style:style>
    <style:style style:name="P3" style:family="paragraph" style:parent-style-name="Preformatted_20_Text">
      <style:text-properties fo:font-weight="bold" officeooo:rsid="0016521a" officeooo:paragraph-rsid="0016521a" style:font-weight-asian="bold" style:font-weight-complex="bold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16521a"/>
    </style:style>
    <style:style style:name="P5" style:family="paragraph" style:parent-style-name="Preformatted_20_Text" style:list-style-name="L5">
      <style:paragraph-properties fo:margin-top="0cm" fo:margin-bottom="0.499cm" style:contextual-spacing="false"/>
      <style:text-properties officeooo:paragraph-rsid="0016521a"/>
    </style:style>
    <style:style style:name="P6" style:family="paragraph" style:parent-style-name="Preformatted_20_Text" style:list-style-name="L6">
      <style:paragraph-properties fo:margin-top="0cm" fo:margin-bottom="0.499cm" style:contextual-spacing="false"/>
      <style:text-properties officeooo:paragraph-rsid="0016521a"/>
    </style:style>
    <style:style style:name="P7" style:family="paragraph" style:parent-style-name="Preformatted_20_Text" style:list-style-name="L7">
      <style:paragraph-properties fo:margin-top="0cm" fo:margin-bottom="0.499cm" style:contextual-spacing="false"/>
      <style:text-properties officeooo:paragraph-rsid="0016521a"/>
    </style:style>
    <style:style style:name="P8" style:family="paragraph" style:parent-style-name="Preformatted_20_Text">
      <style:text-properties officeooo:rsid="0016521a" officeooo:paragraph-rsid="0016521a"/>
    </style:style>
    <style:style style:name="P9" style:family="paragraph" style:parent-style-name="Standard">
      <style:paragraph-properties fo:text-align="start" style:justify-single-word="false"/>
      <style:text-properties fo:font-weight="bold" officeooo:rsid="0016521a" officeooo:paragraph-rsid="0016521a" style:font-weight-asian="bold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.499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>
      <style:text-properties officeooo:paragraph-rsid="0016521a"/>
    </style:style>
    <style:style style:name="P15" style:family="paragraph" style:parent-style-name="Text_20_body" style:list-style-name="L4">
      <style:paragraph-properties fo:margin-top="0cm" fo:margin-bottom="0.499cm" style:contextual-spacing="false"/>
      <style:text-properties officeooo:paragraph-rsid="0016521a"/>
    </style:style>
    <style:style style:name="P16" style:family="paragraph" style:parent-style-name="Text_20_body">
      <style:text-properties fo:font-weight="bold" officeooo:rsid="0016521a" officeooo:paragraph-rsid="0016521a" style:font-weight-asian="bold" style:font-weight-complex="bold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cm" fo:margin-bottom="0.499cm" style:contextual-spacing="false"/>
      <style:text-properties officeooo:paragraph-rsid="0016521a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>
      <style:text-properties officeooo:paragraph-rsid="0016521a"/>
    </style:style>
    <style:style style:name="P22" style:family="paragraph" style:parent-style-name="Text_20_body" style:list-style-name="L12">
      <style:text-properties officeooo:paragraph-rsid="0016521a"/>
    </style:style>
    <style:style style:name="P23" style:family="paragraph" style:parent-style-name="Text_20_body">
      <style:text-properties officeooo:rsid="0016521a" officeooo:paragraph-rsid="0016521a"/>
    </style:style>
    <style:style style:name="P24" style:family="paragraph" style:parent-style-name="Text_20_body" style:list-style-name="L13">
      <style:text-properties officeooo:paragraph-rsid="0016521a"/>
    </style:style>
    <style:style style:name="P25" style:family="paragraph" style:parent-style-name="Text_20_body" style:list-style-name="L14">
      <style:text-properties officeooo:paragraph-rsid="0016521a"/>
    </style:style>
    <style:style style:name="P26" style:family="paragraph" style:parent-style-name="Text_20_body" style:list-style-name="L15">
      <style:text-properties officeooo:paragraph-rsid="001652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21a" style:font-weight-asian="bold" style:font-weight-complex="bold"/>
    </style:style>
    <style:style style:name="T3" style:family="text">
      <style:text-properties style:font-name="Liberation Serif" fo:font-size="12pt" fo:font-weight="bold" officeooo:rsid="0016521a" style:font-size-asian="10.5pt" style:font-weight-asian="bold" style:font-size-complex="12pt" style:font-weight-complex="bold"/>
    </style:style>
    <style:style style:name="T4" style:family="text">
      <style:text-properties style:font-name="Liberation Serif" fo:font-size="12pt" fo:font-weight="bold" officeooo:rsid="0016521a" style:font-name-asian="Noto Sans Mono CJK SC" style:font-size-asian="10.5pt" style:font-weight-asian="bold" style:font-name-complex="Liberation Mono" style:font-size-complex="12pt" style:font-weight-complex="bold"/>
    </style:style>
    <style:style style:name="T5" style:family="text">
      <style:text-properties fo:font-size="12pt" fo:font-weight="bold" officeooo:rsid="0016521a" style:font-size-asian="10.5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. Declaración de Constantes y Variables:</text:p>
      <text:p text:style-name="P2"><text:span text:style-name="Source_20_Text">private static final int FILAS = 8;</text:span></text:p>
      <text:p text:style-name="Preformatted_20_Text"><text:span text:style-name="Source_20_Text">private static final int COLUMNAS = 8;</text:span></text:p>
      <text:p text:style-name="Preformatted_20_Text"><text:span text:style-name="Source_20_Text">private static final int MINAS = 10;</text:span></text:p>
      <text:p text:style-name="Preformatted_20_Text"/>
      <text:p text:style-name="Preformatted_20_Text"><text:span text:style-name="Source_20_Text">private char[][] tableroVisible;</text:span></text:p>
      <text:p text:style-name="Preformatted_20_Text"><text:span text:style-name="Source_20_Text">private char[][] tableroReal;</text:span></text:p>
      <text:p text:style-name="P1"><text:span text:style-name="Source_20_Text">private boolean gameOver;</text:span></text:p>
      <text:list xml:id="list853522335" text:style-name="L2">
        <text:list-item>
          <text:p text:style-name="P12"><text:span text:style-name="Source_20_Text">Se definen constantes para las dimensiones del tablero y la cantidad de minas.</text:span></text:p>
        </text:list-item>
      </text:list>
      <text:list xml:id="list4183837603" text:style-name="L1">
        <text:list-item>
          <text:p text:style-name="P11">Se declaran matrices para representar el tablero visible y el tablero real.</text:p>
        </text:list-item>
        <text:list-item>
          <text:p text:style-name="P10">Se declara una variable booleana <text:span text:style-name="Source_20_Text">gameOver</text:span> para controlar el estado del juego.</text:p>
        </text:list-item>
      </text:list>
      <text:p text:style-name="P4"><text:span text:style-name="Source_20_Text"><text:span text:style-name="T3">2. Constructor ‘Buscaminas’:</text:span></text:span></text:p>
      <text:p text:style-name="P4"><text:span text:style-name="Source_20_Text"><text:span text:style-name="T5">public Buscaminas() {</text:span></text:span></text:p>
      <text:p text:style-name="Preformatted_20_Text"><text:span text:style-name="Source_20_Text"><text:s text:c="4"/>tableroVisible = new char[FILAS][COLUMNAS];</text:span></text:p>
      <text:p text:style-name="Preformatted_20_Text"><text:span text:style-name="Source_20_Text"><text:s text:c="4"/>tableroReal = new char[FILAS][COLUMNAS];</text:span></text:p>
      <text:p text:style-name="Preformatted_20_Text"><text:span text:style-name="Source_20_Text"><text:s text:c="4"/>gameOver = false;</text:span></text:p>
      <text:p text:style-name="Preformatted_20_Text"/>
      <text:p text:style-name="Preformatted_20_Text"><text:span text:style-name="Source_20_Text"><text:s text:c="4"/>// Inicializar los tableros y colocar las minas</text:span></text:p>
      <text:p text:style-name="Preformatted_20_Text"><text:span text:style-name="Source_20_Text"><text:s text:c="4"/>inicializarTablero();</text:span></text:p>
      <text:p text:style-name="Preformatted_20_Text"><text:span text:style-name="Source_20_Text"><text:s text:c="4"/>colocarMinas();</text:span></text:p>
      <text:p text:style-name="Preformatted_20_Text"><text:span text:style-name="Source_20_Text"><text:s text:c="4"/>actualizarTableroVisible();</text:span></text:p>
      <text:p text:style-name="P1"><text:span text:style-name="Source_20_Text">}</text:span></text:p>
      <text:list xml:id="list904519476" text:style-name="L4">
        <text:list-item>
          <text:p text:style-name="P15"><text:span text:style-name="Source_20_Text"><text:span text:style-name="T3">Inicializa las matrices y la variable </text:span></text:span><text:span text:style-name="Source_20_Text"><text:span text:style-name="T5">gameOver</text:span></text:span><text:span text:style-name="Source_20_Text"><text:span text:style-name="T3">.</text:span></text:span></text:p>
        </text:list-item>
      </text:list>
      <text:list xml:id="list2304287186" text:style-name="L3">
        <text:list-item>
          <text:p text:style-name="P13">Llama a los métodos <text:span text:style-name="Source_20_Text">inicializarTablero()</text:span>, <text:span text:style-name="Source_20_Text">colocarMinas()</text:span>, y <text:span text:style-name="Source_20_Text">actualizarTableroVisible()</text:span>.</text:p>
        </text:list-item>
      </text:list>
      <text:p text:style-name="P16">3. Método ‘inicializarTablero’:</text:p>
      <text:p text:style-name="P4"><text:span text:style-name="Source_20_Text"><text:span text:style-name="T5">private void inicializarTablero() {</text:span></text:span></text:p>
      <text:p text:style-name="Preformatted_20_Text"><text:span text:style-name="Source_20_Text"><text:s text:c="4"/>for (int i = 0; i &lt; FILAS; i++) {</text:span></text:p>
      <text:p text:style-name="Preformatted_20_Text"><text:span text:style-name="Source_20_Text"><text:s text:c="8"/>for (int j = 0; j &lt; COLUMNAS; j++) {</text:span></text:p>
      <text:p text:style-name="Preformatted_20_Text"><text:span text:style-name="Source_20_Text"><text:s text:c="12"/>tableroVisible[i][j] = '-';</text:span></text:p>
      <text:p text:style-name="Preformatted_20_Text"><text:span text:style-name="Source_20_Text"><text:s text:c="12"/>tableroReal[i][j] = ' '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list xml:id="list2178011576" text:style-name="L5">
        <text:list-item>
          <text:p text:style-name="P5"><text:span text:style-name="Source_20_Text"><text:span text:style-name="T3">Inicializa las matrices </text:span></text:span><text:span text:style-name="Source_20_Text"><text:span text:style-name="T5">tableroVisible</text:span></text:span><text:span text:style-name="Source_20_Text"><text:span text:style-name="T3"> y </text:span></text:span><text:span text:style-name="Source_20_Text"><text:span text:style-name="T5">tableroReal</text:span></text:span><text:span text:style-name="Source_20_Text"><text:span text:style-name="T3"> con caracteres predeterminados.</text:span></text:span></text:p>
        </text:list-item>
      </text:list>
      <text:p text:style-name="P4"><text:span text:style-name="Source_20_Text"><text:span text:style-name="T3">4. M</text:span></text:span><text:span text:style-name="Source_20_Text"><text:span text:style-name="T4">é</text:span></text:span><text:span text:style-name="Source_20_Text"><text:span text:style-name="T3">todo ‘colocarMinas’:</text:span></text:span></text:p>
      <text:p text:style-name="P4"><text:span text:style-name="Source_20_Text"><text:span text:style-name="T5">private void colocarMinas() {</text:span></text:span></text:p>
      <text:p text:style-name="Preformatted_20_Text"><text:span text:style-name="Source_20_Text"><text:s text:c="4"/>Random rand = new Random();</text:span></text:p>
      <text:p text:style-name="Preformatted_20_Text"><text:span text:style-name="Source_20_Text"><text:s text:c="4"/>int minasColocadas = 0;</text:span></text:p>
      <text:p text:style-name="Preformatted_20_Text"/>
      <text:p text:style-name="Preformatted_20_Text"><text:span text:style-name="Source_20_Text"><text:s text:c="4"/>while (minasColocadas &lt; MINAS) {</text:span></text:p>
      <text:p text:style-name="Preformatted_20_Text"><text:soft-page-break/><text:span text:style-name="Source_20_Text"><text:s text:c="8"/>int fila = rand.nextInt(FILAS);</text:span></text:p>
      <text:p text:style-name="Preformatted_20_Text"><text:span text:style-name="Source_20_Text"><text:s text:c="8"/>int columna = rand.nextInt(COLUMNAS);</text:span></text:p>
      <text:p text:style-name="Preformatted_20_Text"/>
      <text:p text:style-name="Preformatted_20_Text"><text:span text:style-name="Source_20_Text"><text:s text:c="8"/>if (tableroReal[fila][columna] != '*') {</text:span></text:p>
      <text:p text:style-name="Preformatted_20_Text"><text:span text:style-name="Source_20_Text"><text:s text:c="12"/>tableroReal[fila][columna] = '*';</text:span></text:p>
      <text:p text:style-name="Preformatted_20_Text"><text:span text:style-name="Source_20_Text"><text:s text:c="12"/>minasColocadas++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list xml:id="list2178713491" text:style-name="L6">
        <text:list-item>
          <text:p text:style-name="P6"><text:span text:style-name="Source_20_Text"><text:span text:style-name="T3">Utiliza un bucle </text:span></text:span><text:span text:style-name="Source_20_Text"><text:span text:style-name="T5">while</text:span></text:span><text:span text:style-name="Source_20_Text"><text:span text:style-name="T3"> para colocar minas aleatoriamente en el </text:span></text:span><text:span text:style-name="Source_20_Text"><text:span text:style-name="T5">tableroReal</text:span></text:span><text:span text:style-name="Source_20_Text"><text:span text:style-name="T3">.</text:span></text:span></text:p>
        </text:list-item>
      </text:list>
      <text:p text:style-name="P4"><text:span text:style-name="Source_20_Text"><text:span text:style-name="T3">5. M</text:span></text:span><text:span text:style-name="Source_20_Text"><text:span text:style-name="T4">é</text:span></text:span><text:span text:style-name="Source_20_Text"><text:span text:style-name="T3">todo ‘actualizarTableroVisible’:</text:span></text:span></text:p>
      <text:p text:style-name="P4"><text:span text:style-name="Source_20_Text"><text:span text:style-name="T5">private void actualizarTableroVisible() {</text:span></text:span></text:p>
      <text:p text:style-name="Preformatted_20_Text"><text:span text:style-name="Source_20_Text"><text:s text:c="4"/>for (int i = 0; i &lt; FILAS; i++) {</text:span></text:p>
      <text:p text:style-name="Preformatted_20_Text"><text:span text:style-name="Source_20_Text"><text:s text:c="8"/>for (int j = 0; j &lt; COLUMNAS; j++) {</text:span></text:p>
      <text:p text:style-name="Preformatted_20_Text"><text:span text:style-name="Source_20_Text"><text:s text:c="12"/>if (tableroVisible[i][j] == '-') {</text:span></text:p>
      <text:p text:style-name="Preformatted_20_Text"><text:span text:style-name="Source_20_Text"><text:s text:c="16"/>System.out.print(" -");</text:span></text:p>
      <text:p text:style-name="Preformatted_20_Text"><text:span text:style-name="Source_20_Text"><text:s text:c="12"/>} else {</text:span></text:p>
      <text:p text:style-name="Preformatted_20_Text"><text:span text:style-name="Source_20_Text"><text:s text:c="16"/>System.out.print(" " + tableroVisible[i][j]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ystem.out.println(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System.out.println();</text:span></text:p>
      <text:p text:style-name="P1"><text:span text:style-name="Source_20_Text">}</text:span></text:p>
      <text:list xml:id="list707466590" text:style-name="L7">
        <text:list-item>
          <text:p text:style-name="P7"><text:span text:style-name="Source_20_Text"><text:span text:style-name="T3">Imprime en la consola el estado actual del </text:span></text:span><text:span text:style-name="Source_20_Text"><text:span text:style-name="T5">tableroVisible</text:span></text:span><text:span text:style-name="Source_20_Text"><text:span text:style-name="T3"> con espacios o caracteres ocultos.</text:span></text:span></text:p>
        </text:list-item>
      </text:list>
      <text:p text:style-name="P4"><text:span text:style-name="Source_20_Text"><text:span text:style-name="T3">6. M</text:span></text:span><text:span text:style-name="Source_20_Text"><text:span text:style-name="T4">é</text:span></text:span><text:span text:style-name="Source_20_Text"><text:span text:style-name="T3">todo ‘revelarTablero’:</text:span></text:span></text:p>
      <text:p text:style-name="P4"><text:span text:style-name="Source_20_Text"><text:span text:style-name="T5">private void revelarTablero() {</text:span></text:span></text:p>
      <text:p text:style-name="Preformatted_20_Text"><text:span text:style-name="Source_20_Text"><text:s text:c="4"/>for (int i = 0; i &lt; FILAS; i++) {</text:span></text:p>
      <text:p text:style-name="Preformatted_20_Text"><text:span text:style-name="Source_20_Text"><text:s text:c="8"/>for (int j = 0; j &lt; COLUMNAS; j++) {</text:span></text:p>
      <text:p text:style-name="Preformatted_20_Text"><text:span text:style-name="Source_20_Text"><text:s text:c="12"/>tableroVisible[i][j] = tableroReal[i][j]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actualizarTableroVisible();</text:span></text:p>
      <text:p text:style-name="P1"><text:span text:style-name="Source_20_Text">}</text:span></text:p>
      <text:list xml:id="list2834331792" text:style-name="L9">
        <text:list-item>
          <text:p text:style-name="P18"><text:span text:style-name="Source_20_Text"><text:span text:style-name="T3">Copia el contenido del </text:span></text:span><text:span text:style-name="Source_20_Text"><text:span text:style-name="T5">tableroReal</text:span></text:span><text:span text:style-name="Source_20_Text"><text:span text:style-name="T3"> al </text:span></text:span><text:span text:style-name="Source_20_Text"><text:span text:style-name="T5">tableroVisible</text:span></text:span><text:span text:style-name="Source_20_Text"><text:span text:style-name="T3"> para revelar todas las celdas en caso de derrota.</text:span></text:span></text:p>
        </text:list-item>
      </text:list>
      <text:list xml:id="list2705835936" text:style-name="L8">
        <text:list-item>
          <text:p text:style-name="P17">Llama a <text:span text:style-name="Source_20_Text">actualizarTableroVisible()</text:span> para imprimir el tablero revelado.</text:p>
        </text:list-item>
      </text:list>
      <text:p text:style-name="P16">7. Método ‘jugar’:</text:p>
      <text:p text:style-name="P3"><text:span text:style-name="Source_20_Text">private void jugar() {</text:span></text:p>
      <text:p text:style-name="Preformatted_20_Text"><text:span text:style-name="Source_20_Text"><text:s text:c="4"/>Scanner scanner = new Scanner(System.in);</text:span></text:p>
      <text:p text:style-name="Preformatted_20_Text"/>
      <text:p text:style-name="Preformatted_20_Text"><text:span text:style-name="Source_20_Text"><text:s text:c="4"/>while (!gameOver) {</text:span></text:p>
      <text:p text:style-name="Preformatted_20_Text"><text:span text:style-name="Source_20_Text"><text:s text:c="8"/>System.out.print("Fila: ");</text:span></text:p>
      <text:p text:style-name="Preformatted_20_Text"><text:span text:style-name="Source_20_Text"><text:s text:c="8"/>int fila = scanner.nextInt();</text:span></text:p>
      <text:p text:style-name="Preformatted_20_Text"><text:span text:style-name="Source_20_Text"><text:s text:c="8"/>System.out.print("Columna: ");</text:span></text:p>
      <text:p text:style-name="Preformatted_20_Text"><text:span text:style-name="Source_20_Text"><text:s text:c="8"/>int columna = scanner.nextInt();</text:span></text:p>
      <text:p text:style-name="Preformatted_20_Text"><text:soft-page-break/></text:p>
      <text:p text:style-name="Preformatted_20_Text"><text:span text:style-name="Source_20_Text"><text:s text:c="8"/>// Verificar si la posición ingresada es válida</text:span></text:p>
      <text:p text:style-name="Preformatted_20_Text"><text:span text:style-name="Source_20_Text"><text:s text:c="8"/>if (fila &lt; 0 || fila &gt;= FILAS || columna &lt; 0 || columna &gt;= COLUMNAS) {</text:span></text:p>
      <text:p text:style-name="Preformatted_20_Text"><text:span text:style-name="Source_20_Text"><text:s text:c="12"/>System.out.println("Posición no válida. Inténtalo de nuevo.");</text:span></text:p>
      <text:p text:style-name="Preformatted_20_Text"><text:span text:style-name="Source_20_Text"><text:s text:c="12"/>continue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Verificar si se ha encontrado una mina</text:span></text:p>
      <text:p text:style-name="Preformatted_20_Text"><text:span text:style-name="Source_20_Text"><text:s text:c="8"/>if (tableroReal[fila][columna] == '*') {</text:span></text:p>
      <text:p text:style-name="Preformatted_20_Text"><text:span text:style-name="Source_20_Text"><text:s text:c="12"/>System.out.println("¡Has perdido! Una mina explotó.");</text:span></text:p>
      <text:p text:style-name="Preformatted_20_Text"><text:span text:style-name="Source_20_Text"><text:s text:c="12"/>revelarTablero();</text:span></text:p>
      <text:p text:style-name="Preformatted_20_Text"><text:span text:style-name="Source_20_Text"><text:s text:c="12"/>gameOver = true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// Contar minas alrededor y actualizar el tablero visible</text:span></text:p>
      <text:p text:style-name="Preformatted_20_Text"><text:span text:style-name="Source_20_Text"><text:s text:c="12"/>int minasAlrededor = contarMinasAlrededor(fila, columna);</text:span></text:p>
      <text:p text:style-name="Preformatted_20_Text"><text:span text:style-name="Source_20_Text"><text:s text:c="12"/>tableroVisible[fila][columna] = (char) (minasAlrededor + '0');</text:span></text:p>
      <text:p text:style-name="Preformatted_20_Text"><text:span text:style-name="Source_20_Text"><text:s text:c="12"/>actualizarTableroVisible();</text:span></text:p>
      <text:p text:style-name="Preformatted_20_Text"/>
      <text:p text:style-name="Preformatted_20_Text"><text:span text:style-name="Source_20_Text"><text:s text:c="12"/>// Expandir si no hay minas alrededor</text:span></text:p>
      <text:p text:style-name="Preformatted_20_Text"><text:span text:style-name="Source_20_Text"><text:s text:c="12"/>if (minasAlrededor == 0) {</text:span></text:p>
      <text:p text:style-name="Preformatted_20_Text"><text:span text:style-name="Source_20_Text"><text:s text:c="16"/>expandir(fila, columna);</text:span></text:p>
      <text:p text:style-name="Preformatted_20_Text"><text:span text:style-name="Source_20_Text"><text:s text:c="12"/>}</text:span></text:p>
      <text:p text:style-name="Preformatted_20_Text"/>
      <text:p text:style-name="Preformatted_20_Text"><text:span text:style-name="Source_20_Text"><text:s text:c="12"/>// Verificar si se ha ganado el juego</text:span></text:p>
      <text:p text:style-name="Preformatted_20_Text"><text:span text:style-name="Source_20_Text"><text:s text:c="12"/>if (esVictoria()) {</text:span></text:p>
      <text:p text:style-name="Preformatted_20_Text"><text:span text:style-name="Source_20_Text"><text:s text:c="16"/>System.out.println("¡Felicidades! Has ganado.");</text:span></text:p>
      <text:p text:style-name="Preformatted_20_Text"><text:span text:style-name="Source_20_Text"><text:s text:c="16"/>gameOver = true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canner.close();</text:span></text:p>
      <text:p text:style-name="P1"><text:span text:style-name="Source_20_Text">}</text:span></text:p>
      <text:list xml:id="list406111829" text:style-name="L11">
        <text:list-item>
          <text:p text:style-name="P21"><text:span text:style-name="T2">Utiliza un bucle </text:span><text:span text:style-name="Source_20_Text"><text:span text:style-name="T2">while</text:span></text:span><text:span text:style-name="T2"> para permitir que el jugador realice movimientos hasta que el juego termine.</text:span></text:p>
        </text:list-item>
      </text:list>
      <text:list xml:id="list97013641" text:style-name="L10">
        <text:list-item>
          <text:p text:style-name="P20">Solicita al jugador ingresar fila y columna.</text:p>
        </text:list-item>
        <text:list-item>
          <text:p text:style-name="P20">Verifica si la posición es válida y si se ha encontrado una mina.</text:p>
        </text:list-item>
        <text:list-item>
          <text:p text:style-name="P19">Actualiza el <text:span text:style-name="Source_20_Text">tableroVisible</text:span>, lo muestra y realiza acciones adicionales según la situación.</text:p>
        </text:list-item>
      </text:list>
      <text:p text:style-name="P16">8. Método ‘contarMinasAlrededor’:</text:p>
      <text:p text:style-name="P3"><text:span text:style-name="Source_20_Text">private int contarMinasAlrededor(int fila, int columna) {</text:span></text:p>
      <text:p text:style-name="Preformatted_20_Text"><text:span text:style-name="Source_20_Text"><text:s text:c="4"/>int minasAlrededor = 0;</text:span></text:p>
      <text:p text:style-name="Preformatted_20_Text"/>
      <text:p text:style-name="Preformatted_20_Text"><text:span text:style-name="Source_20_Text"><text:s text:c="4"/>for (int i = -1; i &lt;= 1; i++) {</text:span></text:p>
      <text:p text:style-name="Preformatted_20_Text"><text:span text:style-name="Source_20_Text"><text:s text:c="8"/>for (int j = -1; j &lt;= 1; j++) {</text:span></text:p>
      <text:p text:style-name="Preformatted_20_Text"><text:span text:style-name="Source_20_Text"><text:s text:c="12"/>int nuevaFila = fila + i;</text:span></text:p>
      <text:p text:style-name="Preformatted_20_Text"><text:span text:style-name="Source_20_Text"><text:s text:c="12"/>int nuevaColumna = columna + j;</text:span></text:p>
      <text:p text:style-name="Preformatted_20_Text"/>
      <text:p text:style-name="Preformatted_20_Text"><text:span text:style-name="Source_20_Text"><text:s text:c="12"/>// Verificar límites del tablero</text:span></text:p>
      <text:p text:style-name="Preformatted_20_Text"><text:span text:style-name="Source_20_Text"><text:s text:c="12"/>if (nuevaFila &gt;= 0 &amp;&amp; nuevaFila &lt; FILAS &amp;&amp; nuevaColumna &gt;= 0 &amp;&amp; nuevaColumna &lt; COLUMNAS) {</text:span></text:p>
      <text:p text:style-name="Preformatted_20_Text"><text:span text:style-name="Source_20_Text"><text:s text:c="16"/>if (tableroReal[nuevaFila][nuevaColumna] == '*') {</text:span></text:p>
      <text:p text:style-name="Preformatted_20_Text"><text:span text:style-name="Source_20_Text"><text:s text:c="20"/>minasAlrededor++;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oft-page-break/><text:span text:style-name="Source_20_Text"><text:s text:c="4"/>return minasAlrededor;</text:span></text:p>
      <text:p text:style-name="P1"><text:span text:style-name="Source_20_Text">}</text:span></text:p>
      <text:list xml:id="list964791073" text:style-name="L12">
        <text:list-item>
          <text:p text:style-name="P22"><text:span text:style-name="T2">Cuenta la cantidad de minas alrededor de una celda dada.</text:span></text:p>
        </text:list-item>
      </text:list>
      <text:p text:style-name="P23"><text:span text:style-name="T1">9. Método ‘expandir’:</text:span></text:p>
      <text:p text:style-name="P8"><text:span text:style-name="Source_20_Text"><text:span text:style-name="T1">private void expandir(int fila, int columna) {</text:span></text:span></text:p>
      <text:p text:style-name="Preformatted_20_Text"><text:span text:style-name="Source_20_Text"><text:s text:c="4"/>for (int i = -1; i &lt;= 1; i++) {</text:span></text:p>
      <text:p text:style-name="Preformatted_20_Text"><text:span text:style-name="Source_20_Text"><text:s text:c="8"/>for (int j = -1; j &lt;= 1; j++) {</text:span></text:p>
      <text:p text:style-name="Preformatted_20_Text"><text:span text:style-name="Source_20_Text"><text:s text:c="12"/>int nuevaFila = fila + i;</text:span></text:p>
      <text:p text:style-name="Preformatted_20_Text"><text:span text:style-name="Source_20_Text"><text:s text:c="12"/>int nuevaColumna = columna + j;</text:span></text:p>
      <text:p text:style-name="Preformatted_20_Text"/>
      <text:p text:style-name="Preformatted_20_Text"><text:span text:style-name="Source_20_Text"><text:s text:c="12"/>// Verificar límites del tablero y si la celda es no revelada</text:span></text:p>
      <text:p text:style-name="Preformatted_20_Text"><text:span text:style-name="Source_20_Text"><text:s text:c="12"/>if (nuevaFila &gt;= 0 &amp;&amp; nuevaFila &lt; FILAS &amp;&amp; nuevaColumna &gt;= 0 &amp;&amp; nuevaColumna &lt; COLUMNAS) {</text:span></text:p>
      <text:p text:style-name="Preformatted_20_Text"><text:span text:style-name="Source_20_Text"><text:s text:c="16"/>if (tableroVisible[nuevaFila][nuevaColumna] == '-') {</text:span></text:p>
      <text:p text:style-name="Preformatted_20_Text"><text:span text:style-name="Source_20_Text"><text:s text:c="20"/>int minasAlrededor = contarMinasAlrededor(nuevaFila, nuevaColumna);</text:span></text:p>
      <text:p text:style-name="Preformatted_20_Text"><text:span text:style-name="Source_20_Text"><text:s text:c="20"/>tableroVisible[nuevaFila][nuevaColumna] = (char) (minasAlrededor + '0');</text:span></text:p>
      <text:p text:style-name="Preformatted_20_Text"/>
      <text:p text:style-name="Preformatted_20_Text"><text:span text:style-name="Source_20_Text"><text:s text:c="20"/>// Expandir recursivamente si no hay minas alrededor</text:span></text:p>
      <text:p text:style-name="Preformatted_20_Text"><text:span text:style-name="Source_20_Text"><text:s text:c="20"/>if (minasAlrededor == 0) {</text:span></text:p>
      <text:p text:style-name="Preformatted_20_Text"><text:span text:style-name="Source_20_Text"><text:s text:c="24"/>expandir(nuevaFila, nuevaColumna);</text:span></text:p>
      <text:p text:style-name="Preformatted_20_Text"><text:span text:style-name="Source_20_Text"><text:s text:c="20"/>}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list xml:id="list1447176210" text:style-name="L13">
        <text:list-item>
          <text:p text:style-name="P24"><text:span text:style-name="T2">Expande el tablero revelando celdas vacías adyacentes de manera recursiva.</text:span></text:p>
        </text:list-item>
      </text:list>
      <text:p text:style-name="P23"><text:span text:style-name="T1">10. Método ‘esVictoria’:</text:span></text:p>
      <text:p text:style-name="P8"><text:span text:style-name="Source_20_Text"><text:span text:style-name="T1">private boolean esVictoria() {</text:span></text:span></text:p>
      <text:p text:style-name="Preformatted_20_Text"><text:span text:style-name="Source_20_Text"><text:s text:c="4"/>for (int i = 0; i &lt; FILAS; i++) {</text:span></text:p>
      <text:p text:style-name="Preformatted_20_Text"><text:span text:style-name="Source_20_Text"><text:s text:c="8"/>for (int j = 0; j &lt; COLUMNAS; j++) {</text:span></text:p>
      <text:p text:style-name="Preformatted_20_Text"><text:span text:style-name="Source_20_Text"><text:s text:c="12"/>// Verificar si hay celdas no reveladas que no contienen minas</text:span></text:p>
      <text:p text:style-name="Preformatted_20_Text"><text:span text:style-name="Source_20_Text"><text:s text:c="12"/>if (tableroVisible[i][j] == '-' &amp;&amp; tableroReal[i][j] != '*') {</text:span></text:p>
      <text:p text:style-name="Preformatted_20_Text"><text:span text:style-name="Source_20_Text"><text:s text:c="16"/>return false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true;</text:span></text:p>
      <text:p text:style-name="P1"><text:span text:style-name="Source_20_Text">}</text:span></text:p>
      <text:list xml:id="list2119630656" text:style-name="L14">
        <text:list-item>
          <text:p text:style-name="P25"><text:span text:style-name="T2">Verifica si todas las celdas no reveladas en el </text:span><text:span text:style-name="Source_20_Text"><text:span text:style-name="T2">tableroVisible</text:span></text:span><text:span text:style-name="T2"> que no contienen minas han sido reveladas, indicando que se ha ganado el juego.</text:span></text:p>
        </text:list-item>
      </text:list>
      <text:p text:style-name="P14"><text:span text:style-name="T2"/></text:p>
      <text:p text:style-name="P16">11. Método ‘main’:</text:p>
      <text:p text:style-name="P3"><text:span text:style-name="Source_20_Text">public static void main(String[] args) {</text:span></text:p>
      <text:p text:style-name="Preformatted_20_Text"><text:span text:style-name="Source_20_Text"><text:s text:c="4"/>Buscaminas buscaminas = new Buscaminas();</text:span></text:p>
      <text:p text:style-name="Preformatted_20_Text"><text:span text:style-name="Source_20_Text"><text:s text:c="4"/>buscaminas.jugar();</text:span></text:p>
      <text:p text:style-name="P1"><text:span text:style-name="Source_20_Text">}</text:span></text:p>
      <text:list xml:id="list2688974980" text:style-name="L15">
        <text:list-item>
          <text:p text:style-name="P26"><text:soft-page-break/><text:span text:style-name="T2">Crea una instancia de la clase </text:span><text:span text:style-name="Source_20_Text"><text:span text:style-name="T2">Buscaminas</text:span></text:span><text:span text:style-name="T2"> y llama al método </text:span><text:span text:style-name="Source_20_Text"><text:span text:style-name="T2">jugar()</text:span></text:span><text:span text:style-name="T2"> para comenzar el juego.</text:span></text:p>
        </text:list-item>
      </text:list>
      <text:p text:style-name="P14"><text:span text:style-name="T2"/></text:p>
      <text:p text:style-name="P4"><text:span text:style-name="Source_20_Text"><text:span text:style-name="T3"/>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9:42:41.642285680</meta:creation-date>
    <dc:date>2023-12-11T09:52:05.894574838</dc:date>
    <meta:editing-duration>PT9M24S</meta:editing-duration>
    <meta:editing-cycles>1</meta:editing-cycles>
    <meta:document-statistic meta:table-count="0" meta:image-count="0" meta:object-count="0" meta:page-count="5" meta:paragraph-count="170" meta:word-count="863" meta:character-count="6546" meta:non-whitespace-character-count="4775"/>
    <meta:generator>LibreOffice/7.3.7.2$Linux_X86_64 LibreOffice_project/30$Build-2</meta:generator>
  </office:meta>
</office:document-meta>
</file>